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A000000FA569C6F75D3670C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f8a04" officeooo:paragraph-rsid="001f8a04"/>
    </style:style>
    <style:style style:name="P2" style:family="paragraph" style:parent-style-name="Text_20_body">
      <style:text-properties officeooo:rsid="001f8a04" officeooo:paragraph-rsid="001f8a04"/>
    </style:style>
    <style:style style:name="P3" style:family="paragraph" style:parent-style-name="Text_20_body">
      <style:text-properties officeooo:rsid="001e81d1" officeooo:paragraph-rsid="001f8a04"/>
    </style:style>
    <style:style style:name="P4" style:family="paragraph" style:parent-style-name="Text_20_body" style:master-page-name="">
      <loext:graphic-properties draw:fill="none"/>
      <style:paragraph-properties fo:margin-left="1in" fo:margin-right="0in" fo:margin-top="0in" fo:margin-bottom="0.0972in" loext:contextual-spacing="false" fo:line-height="115%" fo:text-indent="-1in" style:auto-text-indent="false" style:page-number="auto" fo:background-color="transparent"/>
      <style:text-properties officeooo:rsid="001e81d1" officeooo:paragraph-rsid="001f8a04"/>
    </style:style>
    <style:style style:name="P5" style:family="paragraph" style:parent-style-name="Text_20_body">
      <loext:graphic-properties draw:fill="none"/>
      <style:paragraph-properties fo:margin-left="1in" fo:margin-right="0in" fo:margin-top="0in" fo:margin-bottom="0.0972in" loext:contextual-spacing="false" fo:line-height="115%" fo:text-indent="-1in" style:auto-text-indent="false" fo:background-color="transparent"/>
      <style:text-properties officeooo:rsid="001e81d1" officeooo:paragraph-rsid="001f8a04"/>
    </style:style>
    <style:style style:name="P6" style:family="paragraph" style:parent-style-name="Text_20_body">
      <loext:graphic-properties draw:fill="none"/>
      <style:paragraph-properties fo:margin-left="1in" fo:margin-right="0in" fo:margin-top="0in" fo:margin-bottom="0.0972in" loext:contextual-spacing="false" fo:line-height="115%" fo:text-indent="-1in" style:auto-text-indent="false" fo:background-color="transparent"/>
      <style:text-properties officeooo:paragraph-rsid="001f8a04"/>
    </style:style>
    <style:style style:name="P7" style:family="paragraph" style:parent-style-name="Title">
      <style:text-properties officeooo:rsid="001f8a04" officeooo:paragraph-rsid="001f8a04"/>
    </style:style>
    <style:style style:name="T1" style:family="text">
      <style:text-properties officeooo:rsid="001f8a04"/>
    </style:style>
    <style:style style:name="T2" style:family="text">
      <style:text-properties officeooo:rsid="001e81d1"/>
    </style:style>
    <style:style style:name="T3" style:family="text">
      <style:text-properties officeooo:rsid="00325cd6"/>
    </style:style>
    <style:style style:name="T4" style:family="text">
      <style:text-properties officeooo:rsid="00320f9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e81d1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Quick Reference</text:p>
      <text:h text:style-name="P1" text:outline-level="1">Start</text:h>
      <text:p text:style-name="P2">After booting the system press <text:span text:style-name="T2"><text:s/></text:span><text:span text:style-name="T2"><draw:frame draw:style-name="fr1" draw:name="Image8" text:anchor-type="as-char" svg:width="0.1839in" svg:height="0.1839in" draw:z-index="0"><draw:image xlink:href="Pictures/10000201000000FA000000FA569C6F75D3670C36.png" xlink:type="simple" xlink:show="embed" xlink:actuate="onLoad" loext:mime-type="image/png"/></draw:frame></text:span><text:span text:style-name="T2">-</text:span><text:span text:style-name="T4">A </text:span>to start the announcement system.</text:p>
      <text:p text:style-name="P2">Select the configuration that matches the schedule for the day. <text:s/>If nothing matches, contact an expert so we can me a new schedule. </text:p>
      <text:p text:style-name="P2">Click <text:span text:style-name="T5">Play</text:span><text:span text:style-name="T7">.</text:span></text:p>
      <text:h text:style-name="P1" text:outline-level="1">Run time Controls</text:h>
      <text:p text:style-name="P2">While running the following controls are available. <text:s/>Be sure to press &lt;enter&gt; after each command to execute it.</text:p>
      <text:p text:style-name="P4"><text:span text:style-name="T5">p</text:span> <text:tab/>Pause system. <text:s/>If in the middle of an announcements, the pause will occur after the announcement. <text:s/>Press &lt;enter&gt; to continue.</text:p>
      <text:p text:style-name="P5"><text:span text:style-name="T5">v</text:span><text:span text:style-name="T8">&lt;number&gt;</text:span> <text:s/>Set the background volume to &lt;number&gt; percentage of maximum volume. <text:s/>This applies to background only. <text:s/>Foreground <text:span text:style-name="T1">(announcements) </text:span>will always be played at 100%. <text:s/>To adjust the foreground volume, turn the knob on the amplifier. </text:p>
      <text:p text:style-name="P5"><text:span text:style-name="T5">v+</text:span><text:span text:style-name="T8">&lt;number&gt; </text:span></text:p>
      <text:p text:style-name="P5"><text:span text:style-name="T5">v-</text:span><text:span text:style-name="T8">&lt;number&gt;</text:span><text:tab/>Increase or decrease the volume by the indicated number.</text:p>
      <text:p text:style-name="P6"><text:span text:style-name="T6">s</text:span><text:span text:style-name="T2"> <text:tab/>Suspend. <text:s/>Stop all scheduled announcements. <text:s/>This is for when the schedule gets so screwed up the </text:span><text:span text:style-name="T3"><text:s/></text:span><text:span text:style-name="T2">scheduled announcements are meaningless.</text:span></text:p>
      <text:p text:style-name="P5"><text:span text:style-name="T5">r</text:span> <text:tab/>Resume. <text:s/>Resume all scheduled announcements. </text:p>
      <text:p text:style-name="P5"><text:span text:style-name="T5">q</text:span> <text:tab/>Quit. <text:span text:style-name="T1">(Not really necessary, just shutdown the computer)</text:span></text:p>
      <text:h text:style-name="P1" text:outline-level="1">Shutting down the system</text:h>
      <text:p text:style-name="P3">Press <draw:frame draw:style-name="fr1" draw:name="Image7" text:anchor-type="as-char" svg:width="0.1839in" svg:height="0.1839in" draw:z-index="1"><draw:image xlink:href="Pictures/10000201000000FA000000FA569C6F75D3670C36.png" xlink:type="simple" xlink:show="embed" xlink:actuate="onLoad" loext:mime-type="image/png"/></draw:frame>-X to display the shutdown menu. <text:s text:c="2"/><text:span text:style-name="T1">Click “Power Off”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ve Oualline</meta:initial-creator>
    <meta:creation-date>2020-11-25T22:22:43.545498356</meta:creation-date>
    <dc:date>2020-11-25T22:46:33.186518063</dc:date>
    <dc:creator>Steve Oualline</dc:creator>
    <meta:editing-duration>PT13M39S</meta:editing-duration>
    <meta:editing-cycles>1</meta:editing-cycles>
    <meta:document-statistic meta:table-count="0" meta:image-count="2" meta:object-count="0" meta:page-count="1" meta:paragraph-count="16" meta:word-count="177" meta:character-count="1134" meta:non-whitespace-character-count="950"/>
    <meta:generator>LibreOffice/6.4.6.2$Linux_X86_64 LibreOffice_project/40$Build-2</meta:generator>
  </office:meta>
</office:document-meta>
</file>